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91cm" svg:height="8.491cm" svg:x="0.4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11T13:12:56.763958310</dc:date>
    <meta:editing-duration>PT3M34S</meta:editing-duration>
    <meta:editing-cycles>23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492cm" xlink:href="." xlink:type="simple" chart:class="chart:scatter" chart:style-name="ch1">
        <chart:plot-area chart:style-name="ch2" chart:data-source-has-labels="both" svg:x="0.301cm" svg:y="0.169cm" svg:width="14.49cm" svg:height="8.154cm">
          <chartooo:coordinate-region svg:x="0.843cm" svg:y="0.368cm" svg:width="13.854cm" svg:height="7.756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314107590781283">
                <text:p>-0.0314107590781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0941083133185142">
                <text:p>-0.0941083133185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40880768954226">
                <text:p>-0.940880768954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453990499739546">
                <text:p>-0.453990499739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27899110603923">
                <text:p>-0.278991106039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094108313318514">
                <text:p>-0.094108313318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0627905195293132">
                <text:p>-0.06279051952931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0314107590781283">
                <text:p>-0.03141075907812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0314107590781279">
                <text:p>0.03141075907812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0941083133185136">
                <text:p>0.0941083133185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453990499739546">
                <text:p>0.4539904997395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661311865323651">
                <text:p>0.6613118653236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.917754625683982">
                <text:p>0.9177546256839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.790155012375691">
                <text:p>0.7901550123756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.612907053652977">
                <text:p>0.6129070536529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.094108313318515">
                <text:p>0.0941083133185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.0314107590781284">
                <text:p>0.03141075907812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3.06161699786838E-016">
                <text:p>3.06161699786838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